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bf819e"/>
    </style:style>
    <style:style style:name="ce3" style:family="table-cell" style:parent-style-name="Default">
      <style:table-cell-properties fo:background-color="#80008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e0c2c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ud_alf_to_C_identified_ful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number-columns-repeated="7" table:default-cell-style-name="Default"/>
        <table:table-row table:style-name="ro1">
          <table:table-cell table:style-name="Default" office:value-type="string" calcext:value-type="string">
            <text:p>Basic Block ludcmp bb0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for(i = 0; i &lt; n; i++){</text:p>
            <text:p/>
          </table:table-cell>
          <table:table-cell table:style-name="ce1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2"/>
        </table:table-row>
        <table:table-row table:style-name="ro1">
          <table:table-cell table:style-name="Default" office:value-type="string" calcext:value-type="string">
            <text:p>Basic Block ludcmp bb1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1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for(i = 0; i &lt; n; i++){</text:p>
            <text:p/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table:style-name="ce12"/>
        </table:table-row>
        <table:table-row table:style-name="ro1">
          <table:table-cell table:style-name="Default" office:value-type="string" calcext:value-type="string">
            <text:p>Basic Block ludcmp bb2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2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(j = i+1; j &lt;= n; j++){</text:p>
            <text:p/>
          </table:table-cell>
          <table:table-cell table:style-name="ce1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2"/>
        </table:table-row>
        <table:table-row table:style-name="ro1">
          <table:table-cell table:style-name="Default" office:value-type="string" calcext:value-type="string">
            <text:p>Basic Block ludcmp bb3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3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(j = i+1; j &lt;= n; j++){</text:p>
            <text:p/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table:style-name="ce12"/>
        </table:table-row>
        <table:table-row table:style-name="ro2">
          <table:table-cell office:value-type="string" calcext:value-type="string">
            <text:p>bb3::3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(j = i+1; j &lt;= n; j++){</text:p>
            <text:p/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5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5</text:p>
          </table:table-cell>
          <table:table-cell office:value-type="string" calcext:value-type="string">
            <text:p>Li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          w = a[j][i];</text:p>
            <text:p/>
          </table:table-cell>
          <table:table-cell table:style-name="ce1"/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b5::6</text:p>
          </table:table-cell>
          <table:table-cell office:value-type="string" calcext:value-type="string">
            <text:p>Lin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          if(i != 0){</text:p>
            <text:p/>
          </table:table-cell>
          <table:table-cell table:style-name="ce1"/>
          <table:table-cell table:number-columns-repeated="6"/>
        </table:table-row>
        <table:table-row table:style-name="ro2">
          <table:table-cell office:value-type="string" calcext:value-type="string">
            <text:p>bb5::6::ludcmp::bb28</text:p>
          </table:table-cell>
          <table:table-cell office:value-type="string" calcext:value-type="string">
            <text:p>Lin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          if(i != 0){</text:p>
            <text:p/>
          </table:table-cell>
          <table:table-cell table:style-name="ce1"/>
          <table:table-cell table:number-columns-repeated="6"/>
        </table:table-row>
        <table:table-row table:style-name="ro2">
          <table:table-cell office:value-type="string" calcext:value-type="string">
            <text:p>bb5::6::ludcmp::bb28:::1</text:p>
          </table:table-cell>
          <table:table-cell office:value-type="string" calcext:value-type="string">
            <text:p>Lin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          if(i != 0){</text:p>
            <text:p/>
          </table:table-cell>
          <table:table-cell table:style-name="ce1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11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11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            for(k = 0; k &lt; i; k++){</text:p>
            <text:p/>
          </table:table-cell>
          <table:table-cell table:style-name="ce1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12"/>
        </table:table-row>
        <table:table-row table:style-name="ro2">
          <table:table-cell office:value-type="string" calcext:value-type="string">
            <text:p>bb11::1:::1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            for(k = 0; k &lt; i; k++){</text:p>
            <text:p/>
          </table:table-cell>
          <table:table-cell table:style-name="ce1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12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12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            for(k = 0; k &lt; i; k++){</text:p>
            <text:p/>
          </table:table-cell>
          <table:table-cell table:style-name="ce1"/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12"/>
        </table:table-row>
        <table:table-row table:style-name="ro1">
          <table:table-cell table:style-name="Default" office:value-type="string" calcext:value-type="string">
            <text:p>Basic Block ludcmp bb14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14</text:p>
          </table:table-cell>
          <table:table-cell office:value-type="string" calcext:value-type="string">
            <text:p>Lin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            }</text:p>
            <text:p/>
          </table:table-cell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ludcmp bb15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2" office:value-type="string" calcext:value-type="string">
            <text:p>bb15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              w -= a[j][k] * a[k][i];</text:p>
            <text:p/>
          </table:table-cell>
          <table:table-cell table:style-name="ce2"/>
          <table:table-cell/>
          <table:table-cell office:value-type="string" calcext:value-type="string">
            <text:p>2 iteração do BB11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bb15::10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            for(k = 0; k &lt; i; k++){</text:p>
            <text:p/>
          </table:table-cell>
          <table:table-cell table:style-name="ce2"/>
          <table:table-cell table:number-columns-repeated="6"/>
        </table:table-row>
        <table:table-row table:style-name="ro2">
          <table:table-cell table:style-name="ce2" office:value-type="string" calcext:value-type="string">
            <text:p>bb15::12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            for(k = 0; k &lt; i; k++){</text:p>
            <text:p/>
          </table:table-cell>
          <table:table-cell table:style-name="ce2"/>
          <table:table-cell table:number-columns-repeated="6"/>
        </table:table-row>
        <table:table-row table:style-name="ro2">
          <table:table-cell table:style-name="ce2" office:value-type="string" calcext:value-type="string">
            <text:p>bb15::12:::1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            for(k = 0; k &lt; i; k++){</text:p>
            <text:p/>
          </table:table-cell>
          <table:table-cell table:style-name="ce2"/>
          <table:table-cell table:number-columns-repeated="6"/>
        </table:table-row>
        <table:table-row table:style-name="ro2">
          <table:table-cell table:style-name="ce2" office:value-type="string" calcext:value-type="string">
            <text:p>bb15::12:::2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            for(k = 0; k &lt; i; k++){</text:p>
            <text:p/>
          </table:table-cell>
          <table:table-cell table:style-name="ce2"/>
          <table:table-cell table:number-columns-repeated="6"/>
        </table:table-row>
        <table:table-row table:style-name="ro2">
          <table:table-cell table:style-name="ce2" office:value-type="string" calcext:value-type="string">
            <text:p>bb15::7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              w -= a[j][k] * a[k][i];</text:p>
            <text:p/>
          </table:table-cell>
          <table:table-cell table:style-name="ce2"/>
          <table:table-cell table:number-columns-repeated="6"/>
        </table:table-row>
        <table:table-row table:style-name="ro2">
          <table:table-cell table:style-name="ce2" office:value-type="string" calcext:value-type="string">
            <text:p>bb15::9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              w -= a[j][k] * a[k][i];</text:p>
            <text:p/>
          </table:table-cell>
          <table:table-cell table:style-name="ce2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27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office:value-type="string" calcext:value-type="string">
            <text:p>bb27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          }            </text:p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ludcmp bb28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28</text:p>
          </table:table-cell>
          <table:table-cell office:value-type="string" calcext:value-type="string">
            <text:p>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          a[j][i] = w / a[i][i];</text:p>
            <text:p/>
          </table:table-cell>
          <table:table-cell table:style-name="ce1"/>
          <table:table-cell table:number-columns-repeated="3"/>
          <table:table-cell office:value-type="float" office:value="665" calcext:value-type="float">
            <text:p>6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b28::9</text:p>
          </table:table-cell>
          <table:table-cell office:value-type="string" calcext:value-type="string">
            <text:p>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          a[j][i] = w / a[i][i];</text:p>
            <text:p/>
          </table:table-cell>
          <table:table-cell table:style-name="ce1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37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" office:value-type="string" calcext:value-type="string">
            <text:p>bb37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      for(j = i+1; j &lt;= n; j++){</text:p>
            <text:p/>
          </table:table-cell>
          <table:table-cell table:style-name="ce3"/>
          <table:table-cell/>
          <table:table-cell office:value-type="string" calcext:value-type="string">
            <text:p>2 iteração do BB0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bb37::0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      for(j = i+1; j &lt;= n; j++){</text:p>
            <text:p/>
          </table:table-cell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38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38</text:p>
          </table:table-cell>
          <table:table-cell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      for(j = i+1; j &lt;= n; j++){</text:p>
            <text:p/>
          </table:table-cell>
          <table:table-cell table:style-name="ce1"/>
          <table:table-cell table:number-columns-repeated="4"/>
          <table:table-cell table:style-name="ce12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Basic Block ludcmp bb39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39</text:p>
          </table:table-cell>
          <table:table-cell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      for(j = i+1; j &lt;= n; j++){</text:p>
            <text:p/>
          </table:table-cell>
          <table:table-cell table:style-name="ce1"/>
          <table:table-cell table:number-columns-repeated="4"/>
          <table:table-cell table:style-name="ce12"/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bb39::3</text:p>
          </table:table-cell>
          <table:table-cell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      for(j = i+1; j &lt;= n; j++){</text:p>
            <text:p/>
          </table:table-cell>
          <table:table-cell table:style-name="ce1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ludcmp bb41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41</text:p>
          </table:table-cell>
          <table:table-cell office:value-type="string" calcext:value-type="string">
            <text:p>Lin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          w = a[i+1][j];</text:p>
            <text:p/>
          </table:table-cell>
          <table:table-cell table:style-name="ce1"/>
          <table:table-cell table:number-columns-repeated="3"/>
          <table:table-cell office:value-type="float" office:value="44" calcext:value-type="float">
            <text:p>44</text:p>
          </table:table-cell>
          <table:table-cell table:formula="of:=[.I44]-[.I45]" office:value-type="float" office:value="44" calcext:value-type="float">
            <text:p>44</text:p>
          </table:table-cell>
          <table:table-cell table:style-name="ce12" office:value-type="string" calcext:value-type="string">
            <text:p>Custo da operação de atribuição menos custo do for.</text:p>
          </table:table-cell>
        </table:table-row>
        <table:table-row table:style-name="ro2">
          <table:table-cell office:value-type="string" calcext:value-type="string">
            <text:p>bb41::7</text:p>
          </table:table-cell>
          <table:table-cell office:value-type="string" calcext:value-type="string">
            <text:p>Lin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          for(k = 0; k &lt;= i; k++){</text:p>
            <text:p/>
          </table:table-cell>
          <table:table-cell table:style-name="ce1"/>
          <table:table-cell table:number-columns-repeated="3"/>
          <table:table-cell table:style-name="ce1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b41::7:::1</text:p>
          </table:table-cell>
          <table:table-cell office:value-type="string" calcext:value-type="string">
            <text:p>Lin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          for(k = 0; k &lt;= i; k++){</text:p>
            <text:p/>
          </table:table-cell>
          <table:table-cell table:style-name="ce1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47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47</text:p>
          </table:table-cell>
          <table:table-cell office:value-type="string" calcext:value-type="string">
            <text:p>Lin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          for(k = 0; k &lt;= i; k++){</text:p>
            <text:p/>
          </table:table-cell>
          <table:table-cell table:style-name="ce1"/>
          <table:table-cell/>
          <table:table-cell office:value-type="float" office:value="0" calcext:value-type="float">
            <text:p>0</text:p>
          </table:table-cell>
          <table:table-cell/>
          <table:table-cell table:style-name="ce12" office:value-type="float" office:value="19" calcext:value-type="float">
            <text:p>19</text:p>
          </table:table-cell>
          <table:table-cell/>
          <table:table-cell table:style-name="ce12" office:value-type="string" calcext:value-type="string">
            <text:p>Mesmo tempo do BB12.</text:p>
          </table:table-cell>
        </table:table-row>
        <table:table-row table:style-name="ro1">
          <table:table-cell table:style-name="Default" office:value-type="string" calcext:value-type="string">
            <text:p>Basic Block ludcmp bb49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office:value-type="string" calcext:value-type="string">
            <text:p>bb49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string" calcext:value-type="string">
            <text:p>          }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ludcmp bb50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" office:value-type="string" calcext:value-type="string">
            <text:p>bb50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            w -= a[i+1][k] * a[k][j];</text:p>
            <text:p/>
          </table:table-cell>
          <table:table-cell table:style-name="ce3"/>
          <table:table-cell/>
          <table:table-cell office:value-type="string" calcext:value-type="string">
            <text:p>2 iteração do BB41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.I52]+[.I53]" office:value-type="float" office:value="190" calcext:value-type="float">
            <text:p>190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bb50::10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            w -= a[i+1][k] * a[k][j];</text:p>
            <text:p/>
          </table:table-cell>
          <table:table-cell table:style-name="ce3"/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bb50::1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          for(k = 0; k &lt;= i; k++){</text:p>
            <text:p/>
          </table:table-cell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bb50::13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          for(k = 0; k &lt;= i; k++){</text:p>
            <text:p/>
          </table:table-cell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bb50::13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          for(k = 0; k &lt;= i; k++){</text:p>
            <text:p/>
          </table:table-cell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bb50::13:::2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          for(k = 0; k &lt;= i; k++){</text:p>
            <text:p/>
          </table:table-cell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bb50::8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            w -= a[i+1][k] * a[k][j];</text:p>
            <text:p/>
          </table:table-cell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63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63</text:p>
          </table:table-cell>
          <table:table-cell office:value-type="string" calcext:value-type="string">
            <text:p>Lin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          a[i+1][j] = w;</text:p>
            <text:p/>
          </table:table-cell>
          <table:table-cell table:style-name="ce1"/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ludcmp bb68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" office:value-type="string" calcext:value-type="string">
            <text:p>bb68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      for(j = i+1; j &lt;= n; j++){</text:p>
            <text:p/>
          </table:table-cell>
          <table:table-cell table:style-name="ce3"/>
          <table:table-cell/>
          <table:table-cell office:value-type="string" calcext:value-type="string">
            <text:p>2 iteração do BB38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bb68::0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      for(j = i+1; j &lt;= n; j++){</text:p>
            <text:p/>
          </table:table-cell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69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69</text:p>
          </table:table-cell>
          <table:table-cell office:value-type="string" calcext:value-type="string">
            <text:p>Lin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    }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ludcmp bb70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" office:value-type="string" calcext:value-type="string">
            <text:p>bb70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  for(i = 0; i &lt; n; i++){</text:p>
            <text:p/>
          </table:table-cell>
          <table:table-cell table:style-name="ce3"/>
          <table:table-cell/>
          <table:table-cell office:value-type="string" calcext:value-type="string">
            <text:p>2 iteração do BB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bb70::2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  for(i = 0; i &lt; n; i++){</text:p>
            <text:p/>
          </table:table-cell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bb70::2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  for(i = 0; i &lt; n; i++){</text:p>
            <text:p/>
          </table:table-cell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72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72</text:p>
          </table:table-cell>
          <table:table-cell office:value-type="string" calcext:value-type="string">
            <text:p>Lin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  y[0] = b[0];</text:p>
            <text:p/>
          </table:table-cell>
          <table:table-cell table:style-name="ce1"/>
          <table:table-cell/>
          <table:table-cell table:style-name="ce11"/>
          <table:table-cell/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b72::2</text:p>
          </table:table-cell>
          <table:table-cell office:value-type="string" calcext:value-type="string">
            <text:p>Lin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  y[0] = b[0];</text:p>
            <text:p/>
          </table:table-cell>
          <table:table-cell table:style-name="ce1"/>
          <table:table-cell/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bb72::4</text:p>
          </table:table-cell>
          <table:table-cell office:value-type="string" calcext:value-type="string">
            <text:p>Lin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  for(i = 1; i &lt;= n; i++){</text:p>
            <text:p/>
          </table:table-cell>
          <table:table-cell table:style-name="ce1"/>
          <table:table-cell/>
          <table:table-cell table:style-name="ce11"/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ludcmp bb75</text:p>
          </table:table-cell>
          <table:table-cell table:style-name="Default" table:number-columns-repeated="3"/>
          <table:table-cell table:number-columns-repeated="2"/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bb75</text:p>
          </table:table-cell>
          <table:table-cell office:value-type="string" calcext:value-type="string">
            <text:p>Lin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  for(i = 1; i &lt;= n; i++){</text:p>
            <text:p/>
          </table:table-cell>
          <table:table-cell table:style-name="ce1"/>
          <table:table-cell/>
          <table:table-cell table:style-name="ce11"/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ludcmp bb77</text:p>
          </table:table-cell>
          <table:table-cell table:style-name="Default" table:number-columns-repeated="3"/>
          <table:table-cell table:number-columns-repeated="2"/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bb77</text:p>
          </table:table-cell>
          <table:table-cell office:value-type="string" calcext:value-type="string">
            <text:p>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      w = b[i];</text:p>
            <text:p/>
          </table:table-cell>
          <table:table-cell table:style-name="ce1"/>
          <table:table-cell/>
          <table:table-cell table:style-name="ce11"/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b77::5</text:p>
          </table:table-cell>
          <table:table-cell office:value-type="string" calcext:value-type="string">
            <text:p>Lin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      for(j = 0; j &lt; i; j++){</text:p>
            <text:p/>
          </table:table-cell>
          <table:table-cell table:style-name="ce1"/>
          <table:table-cell table:number-columns-repeated="6"/>
        </table:table-row>
        <table:table-row table:style-name="ro2">
          <table:table-cell office:value-type="string" calcext:value-type="string">
            <text:p>bb77::5:::1</text:p>
          </table:table-cell>
          <table:table-cell office:value-type="string" calcext:value-type="string">
            <text:p>Lin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      for(j = 0; j &lt; i; j++){</text:p>
            <text:p/>
          </table:table-cell>
          <table:table-cell table:style-name="ce1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81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81</text:p>
          </table:table-cell>
          <table:table-cell office:value-type="string" calcext:value-type="string">
            <text:p>Lin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      for(j = 0; j &lt; i; j++){</text:p>
            <text:p/>
          </table:table-cell>
          <table:table-cell table:style-name="ce1"/>
          <table:table-cell/>
          <table:table-cell table:style-name="ce11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ludcmp bb83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" office:value-type="string" calcext:value-type="string">
            <text:p>bb83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      }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ludcmp bb84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" office:value-type="string" calcext:value-type="string">
            <text:p>bb84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        w -= a[i][j] * y[j];</text:p>
            <text:p/>
          </table:table-cell>
          <table:table-cell table:style-name="ce3"/>
          <table:table-cell/>
          <table:table-cell office:value-type="string" calcext:value-type="string">
            <text:p>2 iteração do BB81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bb84::1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      for(j = 0; j &lt; i; j++){</text:p>
            <text:p/>
          </table:table-cell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bb84::11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      for(j = 0; j &lt; i; j++){</text:p>
            <text:p/>
          </table:table-cell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bb84::11:::2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      for(j = 0; j &lt; i; j++){</text:p>
            <text:p/>
          </table:table-cell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bb84::6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        w -= a[i][j] * y[j];</text:p>
            <text:p/>
          </table:table-cell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bb84::8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        w -= a[i][j] * y[j];</text:p>
            <text:p/>
          </table:table-cell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bb84::9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      for(j = 0; j &lt; i; j++){</text:p>
            <text:p/>
          </table:table-cell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95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95</text:p>
          </table:table-cell>
          <table:table-cell office:value-type="string" calcext:value-type="string">
            <text:p>L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      y[i] = w;</text:p>
            <text:p/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ludcmp bb98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" office:value-type="string" calcext:value-type="string">
            <text:p>bb98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  for(i = 1; i &lt;= n; i++){</text:p>
            <text:p/>
          </table:table-cell>
          <table:table-cell table:style-name="ce3"/>
          <table:table-cell/>
          <table:table-cell office:value-type="string" calcext:value-type="string">
            <text:p>2 iteração do BB7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bb98::2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  for(i = 1; i &lt;= n; i++){</text:p>
            <text:p/>
          </table:table-cell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bb98::2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  for(i = 1; i &lt;= n; i++){</text:p>
            <text:p/>
          </table:table-cell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100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100</text:p>
          </table:table-cell>
          <table:table-cell office:value-type="string" calcext:value-type="string">
            <text:p>L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  x[n] = y[n] / a[n][n];</text:p>
            <text:p/>
          </table:table-cell>
          <table:table-cell table:style-name="ce1"/>
          <table:table-cell/>
          <table:table-cell table:style-name="ce11" office:value-type="float" office:value="676" calcext:value-type="float">
            <text:p>67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b100::10</text:p>
          </table:table-cell>
          <table:table-cell office:value-type="string" calcext:value-type="string">
            <text:p>L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  x[n] = y[n] / a[n][n];</text:p>
            <text:p/>
          </table:table-cell>
          <table:table-cell table:style-name="ce1"/>
          <table:table-cell table:number-columns-repeated="6"/>
        </table:table-row>
        <table:table-row table:style-name="ro2">
          <table:table-cell office:value-type="string" calcext:value-type="string">
            <text:p>bb100::11</text:p>
          </table:table-cell>
          <table:table-cell office:value-type="string" calcext:value-type="string">
            <text:p>Lin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  for(i = n-1; i &gt;= 0; i--){</text:p>
            <text:p/>
          </table:table-cell>
          <table:table-cell table:style-name="ce1"/>
          <table:table-cell table:number-columns-repeated="6"/>
        </table:table-row>
        <table:table-row table:style-name="ro2">
          <table:table-cell office:value-type="string" calcext:value-type="string">
            <text:p>bb100::6</text:p>
          </table:table-cell>
          <table:table-cell office:value-type="string" calcext:value-type="string">
            <text:p>L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  x[n] = y[n] / a[n][n];</text:p>
            <text:p/>
          </table:table-cell>
          <table:table-cell table:style-name="ce1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111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111</text:p>
          </table:table-cell>
          <table:table-cell office:value-type="string" calcext:value-type="string">
            <text:p>Lin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  for(i = n-1; i &gt;= 0; i--){</text:p>
            <text:p/>
          </table:table-cell>
          <table:table-cell table:style-name="ce1"/>
          <table:table-cell/>
          <table:table-cell table:style-name="ce11"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111::3</text:p>
          </table:table-cell>
          <table:table-cell office:value-type="string" calcext:value-type="string">
            <text:p>Lin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  for(i = n-1; i &gt;= 0; i--){</text:p>
            <text:p/>
          </table:table-cell>
          <table:table-cell table:style-name="ce1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113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113</text:p>
          </table:table-cell>
          <table:table-cell office:value-type="string" calcext:value-type="string">
            <text:p>Lin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      w = y[i];</text:p>
            <text:p/>
          </table:table-cell>
          <table:table-cell table:style-name="ce1"/>
          <table:table-cell/>
          <table:table-cell table:style-name="ce11"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113::5</text:p>
          </table:table-cell>
          <table:table-cell office:value-type="string" calcext:value-type="string">
            <text:p>L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      for(j = i+1; j &lt;= n; j++){</text:p>
            <text:p/>
          </table:table-cell>
          <table:table-cell table:style-name="ce1"/>
          <table:table-cell table:number-columns-repeated="6"/>
        </table:table-row>
        <table:table-row table:style-name="ro2">
          <table:table-cell office:value-type="string" calcext:value-type="string">
            <text:p>bb113::5:::1</text:p>
          </table:table-cell>
          <table:table-cell office:value-type="string" calcext:value-type="string">
            <text:p>L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      for(j = i+1; j &lt;= n; j++){</text:p>
            <text:p/>
          </table:table-cell>
          <table:table-cell table:style-name="ce1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117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117</text:p>
          </table:table-cell>
          <table:table-cell office:value-type="string" calcext:value-type="string">
            <text:p>L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      for(j = i+1; j &lt;= n; j++){</text:p>
            <text:p/>
          </table:table-cell>
          <table:table-cell table:style-name="ce1"/>
          <table:table-cell/>
          <table:table-cell table:style-name="ce11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ludcmp bb119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office:value-type="string" calcext:value-type="string">
            <text:p>bb119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      } 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ludcmp bb120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" office:value-type="string" calcext:value-type="string">
            <text:p>bb120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        w -= a[i][j] * x[j];</text:p>
            <text:p/>
          </table:table-cell>
          <table:table-cell table:style-name="ce3"/>
          <table:table-cell/>
          <table:table-cell office:value-type="string" calcext:value-type="string">
            <text:p>2 iteração do BB117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bb120::1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      for(j = i+1; j &lt;= n; j++){</text:p>
            <text:p/>
          </table:table-cell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bb120::11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      for(j = i+1; j &lt;= n; j++){</text:p>
            <text:p/>
          </table:table-cell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bb120::11:::2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      for(j = i+1; j &lt;= n; j++){</text:p>
            <text:p/>
          </table:table-cell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bb120::6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        w -= a[i][j] * x[j];</text:p>
            <text:p/>
          </table:table-cell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bb120::8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        w -= a[i][j] * x[j];</text:p>
            <text:p/>
          </table:table-cell>
          <table:table-cell table:style-name="ce3"/>
          <table:table-cell table:number-columns-repeated="6"/>
        </table:table-row>
        <table:table-row table:style-name="ro2">
          <table:table-cell table:style-name="ce3" office:value-type="string" calcext:value-type="string">
            <text:p>bb120::9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      for(j = i+1; j &lt;= n; j++){</text:p>
            <text:p/>
          </table:table-cell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131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131</text:p>
          </table:table-cell>
          <table:table-cell office:value-type="string" calcext:value-type="string">
            <text:p>L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      x[i] = w / a[i][i];</text:p>
            <text:p/>
          </table:table-cell>
          <table:table-cell table:style-name="ce1"/>
          <table:table-cell table:number-columns-repeated="3"/>
          <table:table-cell office:value-type="float" office:value="648" calcext:value-type="float">
            <text:p>6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b131::7</text:p>
          </table:table-cell>
          <table:table-cell office:value-type="string" calcext:value-type="string">
            <text:p>L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      x[i] = w / a[i][i];</text:p>
            <text:p/>
          </table:table-cell>
          <table:table-cell table:style-name="ce1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139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" office:value-type="string" calcext:value-type="string">
            <text:p>bb139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  for(i = n-1; i &gt;= 0; i--){</text:p>
            <text:p/>
          </table:table-cell>
          <table:table-cell table:style-name="ce3"/>
          <table:table-cell/>
          <table:table-cell office:value-type="string" calcext:value-type="string">
            <text:p>2 iteração do BB11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bb139::0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  for(i = n-1; i &gt;= 0; i--){</text:p>
            <text:p/>
          </table:table-cell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ludcmp bb140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140</text:p>
          </table:table-cell>
          <table:table-cell office:value-type="string" calcext:value-type="string">
            <text:p>L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  return(0);</text:p>
            <text:p/>
          </table:table-cell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style-name="ce4" table:number-columns-repeated="5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main bb0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  for(i = 0; i &lt;= n; i++){</text:p>
            <text:p/>
          </table:table-cell>
          <table:table-cell table:style-name="ce1"/>
          <table:table-cell table:number-columns-repeated="2"/>
          <table:table-cell office:value-type="float" office:value="0" calcext:value-type="float">
            <text:p>0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main bb1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1</text:p>
          </table:table-cell>
          <table:table-cell office:value-type="string" calcext:value-type="string">
            <text:p>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  for(i = 0; i &lt;= n; i++){</text:p>
            <text:p/>
          </table:table-cell>
          <table:table-cell table:style-name="ce1"/>
          <table:table-cell table:number-columns-repeated="2"/>
          <table:table-cell office:value-type="float" office:value="19" calcext:value-type="float">
            <text:p>19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main bb2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2</text:p>
          </table:table-cell>
          <table:table-cell office:value-type="string" calcext:value-type="string">
            <text:p>L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      for(j = 0; j &lt;= n; j++){</text:p>
            <text:p/>
          </table:table-cell>
          <table:table-cell table:style-name="ce1"/>
          <table:table-cell table:number-columns-repeated="2"/>
          <table:table-cell office:value-type="float" office:value="0" calcext:value-type="float">
            <text:p>0</text:p>
          </table:table-cell>
          <table:table-cell table:style-name="ce12"/>
          <table:table-cell table:number-columns-repeated="2"/>
        </table:table-row>
        <table:table-row table:style-name="ro2">
          <table:table-cell office:value-type="string" calcext:value-type="string">
            <text:p>bb2::2:::1</text:p>
          </table:table-cell>
          <table:table-cell office:value-type="string" calcext:value-type="string">
            <text:p>L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      for(j = 0; j &lt;= n; j++){</text:p>
            <text:p/>
          </table:table-cell>
          <table:table-cell table:style-name="ce1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main bb3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3</text:p>
          </table:table-cell>
          <table:table-cell office:value-type="string" calcext:value-type="string">
            <text:p>L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      for(j = 0; j &lt;= n; j++){</text:p>
            <text:p/>
          </table:table-cell>
          <table:table-cell table:style-name="ce1"/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main bb5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5</text:p>
          </table:table-cell>
          <table:table-cell office:value-type="string" calcext:value-type="string">
            <text:p>L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          a[i][j] = (i + 1) + (j + 1);</text:p>
            <text:p/>
          </table:table-cell>
          <table:table-cell table:style-name="ce1"/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5::8</text:p>
          </table:table-cell>
          <table:table-cell office:value-type="string" calcext:value-type="string">
            <text:p>Li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          if(i == j){</text:p>
            <text:p/>
          </table:table-cell>
          <table:table-cell table:style-name="ce1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main bb13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13</text:p>
          </table:table-cell>
          <table:table-cell office:value-type="string" calcext:value-type="string">
            <text:p>Li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            a[i][j] *= 2.0;</text:p>
            <text:p/>
          </table:table-cell>
          <table:table-cell table:style-name="ce1"/>
          <table:table-cell table:number-columns-repeated="2"/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13::3</text:p>
          </table:table-cell>
          <table:table-cell office:value-type="string" calcext:value-type="string">
            <text:p>Li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            a[i][j] *= 2.0;</text:p>
            <text:p/>
          </table:table-cell>
          <table:table-cell table:style-name="ce1"/>
          <table:table-cell table:number-columns-repeated="6"/>
        </table:table-row>
        <table:table-row table:style-name="ro2">
          <table:table-cell office:value-type="string" calcext:value-type="string">
            <text:p>bb13::7</text:p>
          </table:table-cell>
          <table:table-cell office:value-type="string" calcext:value-type="string">
            <text:p>Li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            a[i][j] *= 2.0;</text:p>
            <text:p/>
          </table:table-cell>
          <table:table-cell table:style-name="ce1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main bb21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21</text:p>
          </table:table-cell>
          <table:table-cell office:value-type="string" calcext:value-type="string">
            <text:p>Li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        }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main bb22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5" office:value-type="string" calcext:value-type="string">
            <text:p>bb22</text:p>
          </table:table-cell>
          <table:table-cell table:style-name="ce5" office:value-type="string" calcext:value-type="string">
            <text:p>Line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          w += a[i][j];</text:p>
            <text:p/>
          </table:table-cell>
          <table:table-cell table:style-name="ce5"/>
          <table:table-cell/>
          <table:table-cell office:value-type="string" calcext:value-type="string">
            <text:p>2 iteração do BB0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bb22::4</text:p>
          </table:table-cell>
          <table:table-cell table:style-name="ce5" office:value-type="string" calcext:value-type="string">
            <text:p>Line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          w += a[i][j];</text:p>
            <text:p/>
          </table:table-cell>
          <table:table-cell table:style-name="ce5"/>
          <table:table-cell table:number-columns-repeated="6"/>
        </table:table-row>
        <table:table-row table:style-name="ro2">
          <table:table-cell table:style-name="ce5" office:value-type="string" calcext:value-type="string">
            <text:p>bb22::5</text:p>
          </table:table-cell>
          <table:table-cell table:style-name="ce5" office:value-type="string" calcext:value-type="string">
            <text:p>Line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      for(j = 0; j &lt;= n; j++){</text:p>
            <text:p/>
          </table:table-cell>
          <table:table-cell table:style-name="ce5"/>
          <table:table-cell table:number-columns-repeated="6"/>
        </table:table-row>
        <table:table-row table:style-name="ro2">
          <table:table-cell table:style-name="ce5" office:value-type="string" calcext:value-type="string">
            <text:p>bb22::7</text:p>
          </table:table-cell>
          <table:table-cell table:style-name="ce5" office:value-type="string" calcext:value-type="string">
            <text:p>Line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      for(j = 0; j &lt;= n; j++){</text:p>
            <text:p/>
          </table:table-cell>
          <table:table-cell table:style-name="ce5"/>
          <table:table-cell table:number-columns-repeated="6"/>
        </table:table-row>
        <table:table-row table:style-name="ro2">
          <table:table-cell table:style-name="ce5" office:value-type="string" calcext:value-type="string">
            <text:p>bb22::7:::1</text:p>
          </table:table-cell>
          <table:table-cell table:style-name="ce5" office:value-type="string" calcext:value-type="string">
            <text:p>Line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      for(j = 0; j &lt;= n; j++){</text:p>
            <text:p/>
          </table:table-cell>
          <table:table-cell table:style-name="ce5"/>
          <table:table-cell table:number-columns-repeated="6"/>
        </table:table-row>
        <table:table-row table:style-name="ro2">
          <table:table-cell table:style-name="ce5" office:value-type="string" calcext:value-type="string">
            <text:p>bb22::7:::2</text:p>
          </table:table-cell>
          <table:table-cell table:style-name="ce5" office:value-type="string" calcext:value-type="string">
            <text:p>Line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      for(j = 0; j &lt;= n; j++){</text:p>
            <text:p/>
          </table:table-cell>
          <table:table-cell table:style-name="ce5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main bb29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29</text:p>
          </table:table-cell>
          <table:table-cell office:value-type="string" calcext:value-type="string">
            <text:p>Li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      b[i] = w;</text:p>
            <text:p/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main bb32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bb32</text:p>
          </table:table-cell>
          <table:table-cell office:value-type="string" calcext:value-type="string">
            <text:p>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  for(i = 0; i &lt;= n; i++){</text:p>
            <text:p/>
          </table:table-cell>
          <table:table-cell table:style-name="ce1"/>
          <table:table-cell/>
          <table:table-cell office:value-type="string" calcext:value-type="string">
            <text:p>2 iteração do BB0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b32::2</text:p>
          </table:table-cell>
          <table:table-cell office:value-type="string" calcext:value-type="string">
            <text:p>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  for(i = 0; i &lt;= n; i++){</text:p>
            <text:p/>
          </table:table-cell>
          <table:table-cell table:style-name="ce1"/>
          <table:table-cell table:number-columns-repeated="6"/>
        </table:table-row>
        <table:table-row table:style-name="ro2">
          <table:table-cell office:value-type="string" calcext:value-type="string">
            <text:p>bb32::2:::1</text:p>
          </table:table-cell>
          <table:table-cell office:value-type="string" calcext:value-type="string">
            <text:p>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  for(i = 0; i &lt;= n; i++){</text:p>
            <text:p/>
          </table:table-cell>
          <table:table-cell table:style-name="ce1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main bb34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office:value-type="string" calcext:value-type="string">
            <text:p>bb34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  chkerr = ludcmp(nmax,n);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34::2</text:p>
          </table:table-cell>
          <table:table-cell office:value-type="string" calcext:value-type="string">
            <text:p>Lin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  return 0;</text:p>
            <text:p/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 style:data-style-name="N2" text:time-value="19:08:02.61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6T19:25:06.115000000</dc:date>
    <meta:editing-duration>PT56M11S</meta:editing-duration>
    <meta:editing-cycles>11</meta:editing-cycles>
    <meta:generator>LibreOffice/7.3.1.3$Windows_X86_64 LibreOffice_project/a69ca51ded25f3eefd52d7bf9a5fad8c90b87951</meta:generator>
    <meta:document-statistic meta:table-count="1" meta:cell-count="577" meta:object-count="0"/>
  </office:meta>
</office:document-meta>
</file>